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9pt" officeooo:rsid="000d38d5" officeooo:paragraph-rsid="000d38d5" style:font-size-asian="9pt" style:font-size-complex="9pt"/>
    </style:style>
    <style:style style:name="P2" style:family="paragraph" style:parent-style-name="Standard">
      <style:text-properties fo:font-size="9pt" officeooo:rsid="000debd9" officeooo:paragraph-rsid="000debd9" style:font-size-asian="9pt" style:font-size-complex="9pt"/>
    </style:style>
    <style:style style:name="P3" style:family="paragraph" style:parent-style-name="Standard">
      <style:text-properties officeooo:rsid="000debd9" officeooo:paragraph-rsid="000debd9"/>
    </style:style>
    <style:style style:name="P4" style:family="paragraph" style:parent-style-name="Standard">
      <style:text-properties officeooo:paragraph-rsid="000debd9"/>
    </style:style>
    <style:style style:name="P5" style:family="paragraph" style:parent-style-name="Standard">
      <style:text-properties officeooo:rsid="000f99a2" officeooo:paragraph-rsid="000f99a2"/>
    </style:style>
    <style:style style:name="T1" style:family="text">
      <style:text-properties officeooo:rsid="000debd9"/>
    </style:style>
    <style:style style:name="T2" style:family="text">
      <style:text-properties fo:font-size="9pt" style:font-size-asian="9pt" style:font-size-complex="9pt"/>
    </style:style>
    <style:style style:name="T3" style:family="text">
      <style:text-properties fo:font-size="9pt" officeooo:rsid="000debd9" style:font-size-asian="9pt" style:font-size-complex="9pt"/>
    </style:style>
    <style:style style:name="T4" style:family="text">
      <style:text-properties fo:font-size="9pt" officeooo:rsid="000f99a2" style:font-size-asian="9pt" style:font-size-complex="9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df with AgentAi=&gt;</text:p>
      <text:p text:style-name="P1"/>
      <text:p text:style-name="P1"/>
      <text:p text:style-name="P1">class DocsAiAgent(APIView):</text:p>
      <text:p text:style-name="P1"><text:s text:c="4"/>serializer_class = FileQuestionSerializer <text:s/># without this no file upload form and Question submit not show on browser</text:p>
      <text:p text:style-name="P1"><text:s text:c="4"/>parser_classes = (MultiPartParser, FormParser)</text:p>
      <text:p text:style-name="P1"/>
      <text:p text:style-name="P1"><text:s text:c="4"/>def post(self, request):</text:p>
      <text:p text:style-name="P1"><text:s text:c="8"/>serializer = FileQuestionSerializer(data=request.data)</text:p>
      <text:p text:style-name="P1"><text:s text:c="8"/>if serializer.is_valid():</text:p>
      <text:p text:style-name="P1"><text:s text:c="12"/>uploaded_file = serializer.validated_data['file_uploaded']</text:p>
      <text:p text:style-name="P1"><text:s text:c="12"/>user_question=serializer.validated_data['question']</text:p>
      <text:p text:style-name="P1"><text:s text:c="8"/></text:p>
      <text:p text:style-name="P1"><text:s text:c="12"/>#step1 Now we first we upload a file</text:p>
      <text:p text:style-name="P1"><text:s text:c="12"/>pdf_reader = PdfReader(uploaded_file)</text:p>
      <text:p text:style-name="P1"><text:s text:c="12"/>#step2 create a splitter</text:p>
      <text:p text:style-name="P1"/>
      <text:p text:style-name="P1"><text:s text:c="12"/>docs = ""</text:p>
      <text:p text:style-name="P1"><text:s text:c="12"/>for page in pdf_reader.pages:</text:p>
      <text:p text:style-name="P1"><text:s text:c="16"/>docs += page.extract_text() or ""</text:p>
      <text:p text:style-name="P1"><text:s text:c="12"/></text:p>
      <text:p text:style-name="P1"><text:s text:c="12"/>doc_obj = [Document(page_content=docs)]</text:p>
      <text:p text:style-name="P1"/>
      <text:p text:style-name="P1"><text:s text:c="12"/>splitter = RecursiveCharacterTextSplitter(</text:p>
      <text:p text:style-name="P1"><text:s text:c="16"/>chunk_size=1000, <text:s text:c="3"/># ≈ 2000 tokens (safe)</text:p>
      <text:p text:style-name="P1"><text:s text:c="16"/>chunk_overlap=150, <text:s/># thoda overlap for context</text:p>
      <text:p text:style-name="P1"><text:s text:c="16"/>)</text:p>
      <text:p text:style-name="P1"><text:s text:c="8"/></text:p>
      <text:p text:style-name="P1"><text:s text:c="12"/>#splits the documents into chunks</text:p>
      <text:p text:style-name="P1"><text:s text:c="12"/>splits = splitter.split_documents(doc_obj)#always take document object not a string</text:p>
      <text:p text:style-name="P1"/>
      <text:p text:style-name="P1"/>
      <text:p text:style-name="P1"/>
      <text:p text:style-name="P1"><text:s text:c="12"/># make emdding vector this chunks and store in chroma db</text:p>
      <text:p text:style-name="P1"><text:s text:c="12"/>emb = GoogleGenerativeAIEmbeddings(model="models/gemini-embedding-001")</text:p>
      <text:p text:style-name="P1"/>
      <text:p text:style-name="P1"><text:s text:c="12"/># Step 3: Create Chroma vector store in memory</text:p>
      <text:p text:style-name="P1"><text:s text:c="12"/>vectorstore = Chroma.from_documents(</text:p>
      <text:p text:style-name="P1"><text:s text:c="16"/>documents=splits,</text:p>
      <text:p text:style-name="P1"><text:s text:c="18"/>embedding=emb,</text:p>
      <text:p text:style-name="P1"><text:s text:c="18"/>collection_name="my_collection"</text:p>
      <text:p text:style-name="P1"><text:s text:c="18"/>)</text:p>
      <text:p text:style-name="P1"><text:s text:c="12"/># Step 4: Convert vectorstore into a retriever and i want similar or top two results based on query</text:p>
      <text:p text:style-name="P1"><text:s text:c="12"/>retriever = vectorstore.as_retriever(search_kwargs={"k": 2})</text:p>
      <text:p text:style-name="P1"/>
      <text:p text:style-name="P1"><text:s text:c="12"/>#now we use LLM model</text:p>
      <text:p text:style-name="P1"><text:s text:c="12"/>llm=init_chat_model("gemini-2.5-flash", model_provider="google_genai")</text:p>
      <text:p text:style-name="P1"/>
      <text:p text:style-name="P1"><text:s text:c="12"/>search_tool = DuckDuckGoSearchRun()</text:p>
      <text:p text:style-name="P1"/>
      <text:p text:style-name="P1"/>
      <text:p text:style-name="P2">#here find we give tools to agent means based on thinkng which tools can it used.Means if user input related not found in vectore store then it will search on web</text:p>
      <text:p text:style-name="P1"/>
      <text:p text:style-name="P1"><text:s text:c="12"/>tools = [</text:p>
      <text:p text:style-name="P1"><text:s text:c="4"/>Tool(name="PDF Retriever", func=retriever.invoke, description="Get info from PDF"),</text:p>
      <text:p text:style-name="P1"><text:s text:c="4"/>Tool(name="Web Search", func=search_tool.run, description="Search the web when document info is missing"),</text:p>
      <text:p text:style-name="P1">]</text:p>
      <text:p text:style-name="P1"><text:s text:c="12"/></text:p>
      <text:p text:style-name="P1"><text:s text:c="12"/>agent = initialize_agent(tools,llm,</text:p>
      <text:p text:style-name="P1"><text:s text:c="37"/>agent_type="zero-shot-react-description", <text:s/># simple agent type</text:p>
      <text:p text:style-name="P1"><text:s text:c="37"/>verbose=True <text:s/># show what the agent is doing</text:p>
      <text:p text:style-name="P1"><text:s text:c="37"/>)</text:p>
      <text:p text:style-name="P1"/>
      <text:p text:style-name="P1"/>
      <text:p text:style-name="P1"><text:s text:c="4"/></text:p>
      <text:p text:style-name="P1"><text:s text:c="12"/>raw_output = agent.invoke({"input": user_question})</text:p>
      <text:p text:style-name="P1"><text:s text:c="11"/></text:p>
      <text:p text:style-name="P1"><text:s text:c="12"/>answer = raw_output["output"]</text:p>
      <text:p text:style-name="P2"/>
      <text:p text:style-name="P1"><text:soft-page-break/></text:p>
      <text:p text:style-name="P1"><text:s text:c="12"/>return Response({"answer": answer},status=status.HTTP_200_OK)</text:p>
      <text:p text:style-name="P1"><text:s text:c="8"/>return Response(serializer.errors, status=status.HTTP_400_BAD_REQUEST)</text:p>
      <text:p text:style-name="P1"/>
      <text:p text:style-name="P4"><text:span text:style-name="T3">Remember=&gt;(i)Here we are not using our own prompt because Agent Ai internally uses Langchain inbuilt system message.If we give our prompt then both are combined and it confuse agent.But we can override agent ai prompt.</text:span></text:p>
      <text:p text:style-name="P3"><text:span text:style-name="T2">(ii)We are </text:span><text:span text:style-name="T4">not using StrOutputParser() because by default agent ai give clear output</text:span></text:p>
      <text:p text:style-name="P5"><text:span text:style-name="T4">(</text:span><text:span text:style-name="T2">iii)</text:span></text:p>
      <text:p text:style-name="P2"/>
      <text:p text:style-name="P2">o/p=&gt;</text:p>
      <text:p text:style-name="P2">/home/pranav/Documents/AI and Machine Learning by me until 15 Oct 2025/IntelliDocs/inrellidocsproject/intellidocsapp/views.py:286: LangChainDeprecationWarning: LangChain agents will continue to be supported, but it is recommended for new use cases to be built with LangGraph. LangGraph offers a more flexible and full-featured framework for building agents, including support for tool-calling, persistence of state, and human-in-the-loop workflows. For details, refer to the `LangGraph documentation &lt;https://langchain-ai.github.io/langgraph/&gt;`_ as well as guides for `Migrating from AgentExecutor &lt;https://python.langchain.com/docs/how_to/migrate_agent/&gt;`_ and LangGraph's `Pre-built ReAct agent &lt;https://langchain-ai.github.io/langgraph/how-tos/create-react-agent/&gt;`_.</text:p>
      <text:p text:style-name="P2"><text:s text:c="2"/>agent = initialize_agent(tools,llm,</text:p>
      <text:p text:style-name="P2"/>
      <text:p text:style-name="P2"/>
      <text:p text:style-name="P2">&gt; Entering new AgentExecutor chain...</text:p>
      <text:p text:style-name="P2">Action: Web Search</text:p>
      <text:p text:style-name="P2">Action Input: What is Java?</text:p>
      <text:p text:style-name="P2">Observation: Java (programming language) ... Java is a high-level, general-purpose, memory-safe, object-oriented programming language. It is intended to let programmers write once, run anywhere (WORA), [16] meaning that compiled Java code can run on all platforms that support Java without the need to recompile. [17] Java is a versatile and reliable platform for many digital services and applications. Learn what Java is, why you need it, and how to download and update it from java.com. JRE: This is a Java software program, which is the part of the JDK that contains the JVM, that ... What is JavaScript? Definition and How To Learn It Home Core Java What is Java : Introduction, History, Advantages ... In this tutorial, you learned about what Java is and its interesting history. Blog » Coding » What is Java and what is it used for? ... This is why Java is important – because not only does it continue to be a vital and ...</text:p>
      <text:p text:style-name="P2">Thought:I now know the final answer</text:p>
      <text:p text:style-name="P2">Final Answer: Java is a high-level, general-purpose, memory-safe, object-oriented programming language. It is designed with the "write once, run anywhere" (WORA) principle, meaning that compiled Java code can run on any platform that supports Java without needing to be recompiled. It is a versatile and reliable platform used for many digital services and applications.</text:p>
      <text:p text:style-name="P2"/>
      <text:p text:style-name="P2"/>
      <text:p text:style-name="P2"/>
      <text:p text:style-name="P2">{</text:p>
      <text:p text:style-name="P2"><text:s text:c="4"/>"answer": "Java is a high-level, general-purpose, memory-safe, object-oriented programming language. It is designed with the \"write once, run anywhere\" (WORA) principle, meaning that compiled Java code can run on any platform that supports Java without needing to be recompiled. It is a versatile and reliable platform used for many digital services and applications."</text:p>
      <text:p text:style-name="P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21T07:10:49.047086259</meta:creation-date>
    <dc:date>2025-10-21T07:35:23.646895129</dc:date>
    <meta:editing-duration>PT3M58S</meta:editing-duration>
    <meta:editing-cycles>1</meta:editing-cycles>
    <meta:document-statistic meta:table-count="0" meta:image-count="0" meta:object-count="0" meta:page-count="2" meta:paragraph-count="69" meta:word-count="660" meta:character-count="5703" meta:non-whitespace-character-count="4448"/>
    <meta:generator>LibreOffice/6.4.7.2$Linux_X86_64 LibreOffice_project/40$Build-2</meta:generator>
  </office:meta>
</office:document-meta>
</file>